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6000062180000378566A5DAC3.svm" manifest:media-type="image/x-svm"/>
  <manifest:file-entry manifest:full-path="Object 1/Pictures/10000001000003B60000021A427B73D1.png" manifest:media-type="image/png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9.8862in" svg:height="5.5949in" draw:transform="rotate (0.00715584993317675) translate (6.97165354330709in 1.43700787401575in)">
            <draw:object draw:notify-on-update-of-ranges="Sheet1.A2:Sheet1.A44 Sheet1.F2:Sheet1.F44" xlink:href="./Object 1" xlink:type="simple" xlink:show="embed" xlink:actuate="onLoad">
              <loext:p text:style-name="P1">
                <text:s/>
              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<text:span text:style-name="T1">time real</text:span>(s)</text:p>
          </table:table-cell>
          <table:table-cell office:value-type="string" calcext:value-type="string">
            <text:p>time user(s)</text:p>
          </table:table-cell>
          <table:table-cell office:value-type="string" calcext:value-type="string">
            <text:p>time sys (s)</text:p>
          </table:table-cell>
          <table:table-cell office:value-type="string" calcext:value-type="string">
            <text:p>memory (KB)</text:p>
          </table:table-cell>
          <table:table-cell office:value-type="string" calcext:value-type="string">
            <text:p>Speedup real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05" calcext:value-type="float">
            <text:p>33.05</text:p>
          </table:table-cell>
          <table:table-cell office:value-type="float" office:value="29.71" calcext:value-type="float">
            <text:p>29.71</text:p>
          </table:table-cell>
          <table:table-cell office:value-type="float" office:value="3.05" calcext:value-type="float">
            <text:p>3.05</text:p>
          </table:table-cell>
          <table:table-cell office:value-type="float" office:value="33205836" calcext:value-type="float">
            <text:p>33205836</text:p>
          </table:table-cell>
          <table:table-cell table:formula="of:=[.B$2]/([.B2])" office:value-type="float" office:value="1" calcext:value-type="float">
            <text:p>1</text:p>
          </table:table-cell>
          <table:table-cell table:formula="of:=1-([.B34]/([.B2]))" office:value-type="float" office:value="0.951285930408472" calcext:value-type="float">
            <text:p>0.951285930408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16" calcext:value-type="float">
            <text:p>9.16</text:p>
          </table:table-cell>
          <table:table-cell office:value-type="float" office:value="13.5" calcext:value-type="float">
            <text:p>13.5</text:p>
          </table:table-cell>
          <table:table-cell office:value-type="float" office:value="3.12" calcext:value-type="float">
            <text:p>3.12</text:p>
          </table:table-cell>
          <table:table-cell office:value-type="float" office:value="33201272" calcext:value-type="float">
            <text:p>33201272</text:p>
          </table:table-cell>
          <table:table-cell table:formula="of:=[.B$2]/([.B3])" office:value-type="float" office:value="3.60807860262009" calcext:value-type="float">
            <text:p>3.608078602620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9" calcext:value-type="float">
            <text:p>5.19</text:p>
          </table:table-cell>
          <table:table-cell office:value-type="float" office:value="13.55" calcext:value-type="float">
            <text:p>13.55</text:p>
          </table:table-cell>
          <table:table-cell office:value-type="float" office:value="3.18" calcext:value-type="float">
            <text:p>3.18</text:p>
          </table:table-cell>
          <table:table-cell office:value-type="float" office:value="33204684" calcext:value-type="float">
            <text:p>33204684</text:p>
          </table:table-cell>
          <table:table-cell table:formula="of:=[.B$2]/([.B4])" office:value-type="float" office:value="6.36801541425819" calcext:value-type="float">
            <text:p>6.368015414258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1" calcext:value-type="float">
            <text:p>4.01</text:p>
          </table:table-cell>
          <table:table-cell office:value-type="float" office:value="13.59" calcext:value-type="float">
            <text:p>13.59</text:p>
          </table:table-cell>
          <table:table-cell office:value-type="float" office:value="3.39" calcext:value-type="float">
            <text:p>3.39</text:p>
          </table:table-cell>
          <table:table-cell office:value-type="float" office:value="33197772" calcext:value-type="float">
            <text:p>33197772</text:p>
          </table:table-cell>
          <table:table-cell table:formula="of:=[.B$2]/([.B5])" office:value-type="float" office:value="8.24189526184539" calcext:value-type="float">
            <text:p>8.241895261845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3" calcext:value-type="float">
            <text:p>3.23</text:p>
          </table:table-cell>
          <table:table-cell office:value-type="float" office:value="13.47" calcext:value-type="float">
            <text:p>13.47</text:p>
          </table:table-cell>
          <table:table-cell office:value-type="float" office:value="3.4" calcext:value-type="float">
            <text:p>3.4</text:p>
          </table:table-cell>
          <table:table-cell office:value-type="float" office:value="33202956" calcext:value-type="float">
            <text:p>33202956</text:p>
          </table:table-cell>
          <table:table-cell table:formula="of:=[.B$2]/([.B6])" office:value-type="float" office:value="10.2321981424149" calcext:value-type="float">
            <text:p>10.23219814241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6" calcext:value-type="float">
            <text:p>2.96</text:p>
          </table:table-cell>
          <table:table-cell office:value-type="float" office:value="13.68" calcext:value-type="float">
            <text:p>13.68</text:p>
          </table:table-cell>
          <table:table-cell office:value-type="float" office:value="3.59" calcext:value-type="float">
            <text:p>3.59</text:p>
          </table:table-cell>
          <table:table-cell office:value-type="float" office:value="33201228" calcext:value-type="float">
            <text:p>33201228</text:p>
          </table:table-cell>
          <table:table-cell table:formula="of:=[.B$2]/([.B7])" office:value-type="float" office:value="11.1655405405405" calcext:value-type="float">
            <text:p>11.16554054054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7" calcext:value-type="float">
            <text:p>2.67</text:p>
          </table:table-cell>
          <table:table-cell office:value-type="float" office:value="13.7" calcext:value-type="float">
            <text:p>13.7</text:p>
          </table:table-cell>
          <table:table-cell office:value-type="float" office:value="3.45" calcext:value-type="float">
            <text:p>3.45</text:p>
          </table:table-cell>
          <table:table-cell office:value-type="float" office:value="33201228" calcext:value-type="float">
            <text:p>33201228</text:p>
          </table:table-cell>
          <table:table-cell table:formula="of:=[.B$2]/([.B8])" office:value-type="float" office:value="12.3782771535581" calcext:value-type="float">
            <text:p>12.37827715355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8" calcext:value-type="float">
            <text:p>2.48</text:p>
          </table:table-cell>
          <table:table-cell office:value-type="float" office:value="13.79" calcext:value-type="float">
            <text:p>13.79</text:p>
          </table:table-cell>
          <table:table-cell office:value-type="float" office:value="3.45" calcext:value-type="float">
            <text:p>3.45</text:p>
          </table:table-cell>
          <table:table-cell office:value-type="float" office:value="33198956" calcext:value-type="float">
            <text:p>33198956</text:p>
          </table:table-cell>
          <table:table-cell table:formula="of:=[.B$2]/([.B9])" office:value-type="float" office:value="13.3266129032258" calcext:value-type="float">
            <text:p>13.326612903225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5" calcext:value-type="float">
            <text:p>2.35</text:p>
          </table:table-cell>
          <table:table-cell office:value-type="float" office:value="13.73" calcext:value-type="float">
            <text:p>13.73</text:p>
          </table:table-cell>
          <table:table-cell office:value-type="float" office:value="3.56" calcext:value-type="float">
            <text:p>3.56</text:p>
          </table:table-cell>
          <table:table-cell office:value-type="float" office:value="33197200" calcext:value-type="float">
            <text:p>33197200</text:p>
          </table:table-cell>
          <table:table-cell table:formula="of:=[.B$2]/([.B10])" office:value-type="float" office:value="14.063829787234" calcext:value-type="float">
            <text:p>14.0638297872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4" calcext:value-type="float">
            <text:p>2.14</text:p>
          </table:table-cell>
          <table:table-cell office:value-type="float" office:value="13.64" calcext:value-type="float">
            <text:p>13.64</text:p>
          </table:table-cell>
          <table:table-cell office:value-type="float" office:value="3.55" calcext:value-type="float">
            <text:p>3.55</text:p>
          </table:table-cell>
          <table:table-cell office:value-type="float" office:value="33196620" calcext:value-type="float">
            <text:p>33196620</text:p>
          </table:table-cell>
          <table:table-cell table:formula="of:=[.B$2]/([.B11])" office:value-type="float" office:value="15.4439252336449" calcext:value-type="float">
            <text:p>15.44392523364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7" calcext:value-type="float">
            <text:p>2.07</text:p>
          </table:table-cell>
          <table:table-cell office:value-type="float" office:value="13.91" calcext:value-type="float">
            <text:p>13.91</text:p>
          </table:table-cell>
          <table:table-cell office:value-type="float" office:value="3.49" calcext:value-type="float">
            <text:p>3.49</text:p>
          </table:table-cell>
          <table:table-cell office:value-type="float" office:value="33197216" calcext:value-type="float">
            <text:p>33197216</text:p>
          </table:table-cell>
          <table:table-cell table:formula="of:=[.B$2]/([.B12])" office:value-type="float" office:value="15.9661835748792" calcext:value-type="float">
            <text:p>15.966183574879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6" calcext:value-type="float">
            <text:p>2.06</text:p>
          </table:table-cell>
          <table:table-cell office:value-type="float" office:value="14.19" calcext:value-type="float">
            <text:p>14.19</text:p>
          </table:table-cell>
          <table:table-cell office:value-type="float" office:value="3.56" calcext:value-type="float">
            <text:p>3.56</text:p>
          </table:table-cell>
          <table:table-cell office:value-type="float" office:value="33197196" calcext:value-type="float">
            <text:p>33197196</text:p>
          </table:table-cell>
          <table:table-cell table:formula="of:=[.B$2]/([.B13])" office:value-type="float" office:value="16.0436893203884" calcext:value-type="float">
            <text:p>16.04368932038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3" calcext:value-type="float">
            <text:p>1.93</text:p>
          </table:table-cell>
          <table:table-cell office:value-type="float" office:value="14.07" calcext:value-type="float">
            <text:p>14.07</text:p>
          </table:table-cell>
          <table:table-cell office:value-type="float" office:value="3.56" calcext:value-type="float">
            <text:p>3.56</text:p>
          </table:table-cell>
          <table:table-cell office:value-type="float" office:value="33193740" calcext:value-type="float">
            <text:p>33193740</text:p>
          </table:table-cell>
          <table:table-cell table:formula="of:=[.B$2]/([.B14])" office:value-type="float" office:value="17.1243523316062" calcext:value-type="float">
            <text:p>17.124352331606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96" calcext:value-type="float">
            <text:p>1.96</text:p>
          </table:table-cell>
          <table:table-cell office:value-type="float" office:value="13.97" calcext:value-type="float">
            <text:p>13.97</text:p>
          </table:table-cell>
          <table:table-cell office:value-type="float" office:value="3.59" calcext:value-type="float">
            <text:p>3.59</text:p>
          </table:table-cell>
          <table:table-cell office:value-type="float" office:value="33191436" calcext:value-type="float">
            <text:p>33191436</text:p>
          </table:table-cell>
          <table:table-cell table:formula="of:=[.B$2]/([.B15])" office:value-type="float" office:value="16.8622448979592" calcext:value-type="float">
            <text:p>16.862244897959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77" calcext:value-type="float">
            <text:p>1.77</text:p>
          </table:table-cell>
          <table:table-cell office:value-type="float" office:value="13.7" calcext:value-type="float">
            <text:p>13.7</text:p>
          </table:table-cell>
          <table:table-cell office:value-type="float" office:value="3.54" calcext:value-type="float">
            <text:p>3.54</text:p>
          </table:table-cell>
          <table:table-cell office:value-type="float" office:value="33193792" calcext:value-type="float">
            <text:p>33193792</text:p>
          </table:table-cell>
          <table:table-cell table:formula="of:=[.B$2]/([.B16])" office:value-type="float" office:value="18.6723163841808" calcext:value-type="float">
            <text:p>18.67231638418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1" calcext:value-type="float">
            <text:p>1.81</text:p>
          </table:table-cell>
          <table:table-cell office:value-type="float" office:value="13.92" calcext:value-type="float">
            <text:p>13.92</text:p>
          </table:table-cell>
          <table:table-cell office:value-type="float" office:value="3.72" calcext:value-type="float">
            <text:p>3.72</text:p>
          </table:table-cell>
          <table:table-cell office:value-type="float" office:value="33193212" calcext:value-type="float">
            <text:p>33193212</text:p>
          </table:table-cell>
          <table:table-cell table:formula="of:=[.B$2]/([.B17])" office:value-type="float" office:value="18.2596685082873" calcext:value-type="float">
            <text:p>18.259668508287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6" calcext:value-type="float">
            <text:p>1.86</text:p>
          </table:table-cell>
          <table:table-cell office:value-type="float" office:value="14.51" calcext:value-type="float">
            <text:p>14.51</text:p>
          </table:table-cell>
          <table:table-cell office:value-type="float" office:value="3.89" calcext:value-type="float">
            <text:p>3.89</text:p>
          </table:table-cell>
          <table:table-cell office:value-type="float" office:value="33192020" calcext:value-type="float">
            <text:p>33192020</text:p>
          </table:table-cell>
          <table:table-cell table:formula="of:=[.B$2]/([.B18])" office:value-type="float" office:value="17.7688172043011" calcext:value-type="float">
            <text:p>17.768817204301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6" calcext:value-type="float">
            <text:p>1.76</text:p>
          </table:table-cell>
          <table:table-cell office:value-type="float" office:value="14.58" calcext:value-type="float">
            <text:p>14.58</text:p>
          </table:table-cell>
          <table:table-cell office:value-type="float" office:value="3.87" calcext:value-type="float">
            <text:p>3.87</text:p>
          </table:table-cell>
          <table:table-cell office:value-type="float" office:value="33188592" calcext:value-type="float">
            <text:p>33188592</text:p>
          </table:table-cell>
          <table:table-cell table:formula="of:=[.B$2]/([.B19])" office:value-type="float" office:value="18.7784090909091" calcext:value-type="float">
            <text:p>18.778409090909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75" calcext:value-type="float">
            <text:p>1.75</text:p>
          </table:table-cell>
          <table:table-cell office:value-type="float" office:value="15.04" calcext:value-type="float">
            <text:p>15.04</text:p>
          </table:table-cell>
          <table:table-cell office:value-type="float" office:value="4.01" calcext:value-type="float">
            <text:p>4.01</text:p>
          </table:table-cell>
          <table:table-cell office:value-type="float" office:value="33187452" calcext:value-type="float">
            <text:p>33187452</text:p>
          </table:table-cell>
          <table:table-cell table:formula="of:=[.B$2]/([.B20])" office:value-type="float" office:value="18.8857142857143" calcext:value-type="float">
            <text:p>18.885714285714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78" calcext:value-type="float">
            <text:p>1.78</text:p>
          </table:table-cell>
          <table:table-cell office:value-type="float" office:value="14.91" calcext:value-type="float">
            <text:p>14.91</text:p>
          </table:table-cell>
          <table:table-cell office:value-type="float" office:value="4.07" calcext:value-type="float">
            <text:p>4.07</text:p>
          </table:table-cell>
          <table:table-cell office:value-type="float" office:value="33187980" calcext:value-type="float">
            <text:p>33187980</text:p>
          </table:table-cell>
          <table:table-cell table:formula="of:=[.B$2]/([.B21])" office:value-type="float" office:value="18.5674157303371" calcext:value-type="float">
            <text:p>18.567415730337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.71</text:p>
          </table:table-cell>
          <table:table-cell office:value-type="float" office:value="15.19" calcext:value-type="float">
            <text:p>15.19</text:p>
          </table:table-cell>
          <table:table-cell office:value-type="float" office:value="4.11" calcext:value-type="float">
            <text:p>4.11</text:p>
          </table:table-cell>
          <table:table-cell office:value-type="float" office:value="33188004" calcext:value-type="float">
            <text:p>33188004</text:p>
          </table:table-cell>
          <table:table-cell table:formula="of:=[.B$2]/([.B22])" office:value-type="float" office:value="19.327485380117" calcext:value-type="float">
            <text:p>19.32748538011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79" calcext:value-type="float">
            <text:p>1.79</text:p>
          </table:table-cell>
          <table:table-cell office:value-type="float" office:value="15.73" calcext:value-type="float">
            <text:p>15.73</text:p>
          </table:table-cell>
          <table:table-cell office:value-type="float" office:value="4.48" calcext:value-type="float">
            <text:p>4.48</text:p>
          </table:table-cell>
          <table:table-cell office:value-type="float" office:value="33187404" calcext:value-type="float">
            <text:p>33187404</text:p>
          </table:table-cell>
          <table:table-cell table:formula="of:=[.B$2]/([.B23])" office:value-type="float" office:value="18.463687150838" calcext:value-type="float">
            <text:p>18.46368715083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.7</text:p>
          </table:table-cell>
          <table:table-cell office:value-type="float" office:value="15.98" calcext:value-type="float">
            <text:p>15.98</text:p>
          </table:table-cell>
          <table:table-cell office:value-type="float" office:value="4.39" calcext:value-type="float">
            <text:p>4.39</text:p>
          </table:table-cell>
          <table:table-cell office:value-type="float" office:value="33186828" calcext:value-type="float">
            <text:p>33186828</text:p>
          </table:table-cell>
          <table:table-cell table:formula="of:=[.B$2]/([.B24])" office:value-type="float" office:value="19.4411764705882" calcext:value-type="float">
            <text:p>19.441176470588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69" calcext:value-type="float">
            <text:p>1.69</text:p>
          </table:table-cell>
          <table:table-cell office:value-type="float" office:value="15.47" calcext:value-type="float">
            <text:p>15.47</text:p>
          </table:table-cell>
          <table:table-cell office:value-type="float" office:value="4.52" calcext:value-type="float">
            <text:p>4.52</text:p>
          </table:table-cell>
          <table:table-cell office:value-type="float" office:value="33188564" calcext:value-type="float">
            <text:p>33188564</text:p>
          </table:table-cell>
          <table:table-cell table:formula="of:=[.B$2]/([.B25])" office:value-type="float" office:value="19.5562130177515" calcext:value-type="float">
            <text:p>19.556213017751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64" calcext:value-type="float">
            <text:p>1.64</text:p>
          </table:table-cell>
          <table:table-cell office:value-type="float" office:value="16.2" calcext:value-type="float">
            <text:p>16.2</text:p>
          </table:table-cell>
          <table:table-cell office:value-type="float" office:value="4.48" calcext:value-type="float">
            <text:p>4.48</text:p>
          </table:table-cell>
          <table:table-cell office:value-type="float" office:value="33189140" calcext:value-type="float">
            <text:p>33189140</text:p>
          </table:table-cell>
          <table:table-cell table:formula="of:=[.B$2]/([.B26])" office:value-type="float" office:value="20.1524390243902" calcext:value-type="float">
            <text:p>20.15243902439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7" calcext:value-type="float">
            <text:p>1.67</text:p>
          </table:table-cell>
          <table:table-cell office:value-type="float" office:value="17.19" calcext:value-type="float">
            <text:p>17.19</text:p>
          </table:table-cell>
          <table:table-cell office:value-type="float" office:value="4.76" calcext:value-type="float">
            <text:p>4.76</text:p>
          </table:table-cell>
          <table:table-cell office:value-type="float" office:value="33187428" calcext:value-type="float">
            <text:p>33187428</text:p>
          </table:table-cell>
          <table:table-cell table:formula="of:=[.B$2]/([.B27])" office:value-type="float" office:value="19.7904191616766" calcext:value-type="float">
            <text:p>19.790419161676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73" calcext:value-type="float">
            <text:p>1.73</text:p>
          </table:table-cell>
          <table:table-cell office:value-type="float" office:value="16.68" calcext:value-type="float">
            <text:p>16.68</text:p>
          </table:table-cell>
          <table:table-cell office:value-type="float" office:value="4.95" calcext:value-type="float">
            <text:p>4.95</text:p>
          </table:table-cell>
          <table:table-cell office:value-type="float" office:value="33188028" calcext:value-type="float">
            <text:p>33188028</text:p>
          </table:table-cell>
          <table:table-cell table:formula="of:=[.B$2]/([.B28])" office:value-type="float" office:value="19.1040462427746" calcext:value-type="float">
            <text:p>19.104046242774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72" calcext:value-type="float">
            <text:p>1.72</text:p>
          </table:table-cell>
          <table:table-cell office:value-type="float" office:value="17.83" calcext:value-type="float">
            <text:p>17.83</text:p>
          </table:table-cell>
          <table:table-cell office:value-type="float" office:value="4.86" calcext:value-type="float">
            <text:p>4.86</text:p>
          </table:table-cell>
          <table:table-cell office:value-type="float" office:value="33186872" calcext:value-type="float">
            <text:p>33186872</text:p>
          </table:table-cell>
          <table:table-cell table:formula="of:=[.B$2]/([.B29])" office:value-type="float" office:value="19.2151162790698" calcext:value-type="float">
            <text:p>19.215116279069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65" calcext:value-type="float">
            <text:p>1.65</text:p>
          </table:table-cell>
          <table:table-cell office:value-type="float" office:value="17.79" calcext:value-type="float">
            <text:p>17.79</text:p>
          </table:table-cell>
          <table:table-cell office:value-type="float" office:value="5.05" calcext:value-type="float">
            <text:p>5.05</text:p>
          </table:table-cell>
          <table:table-cell office:value-type="float" office:value="33189136" calcext:value-type="float">
            <text:p>33189136</text:p>
          </table:table-cell>
          <table:table-cell table:formula="of:=[.B$2]/([.B30])" office:value-type="float" office:value="20.030303030303" calcext:value-type="float">
            <text:p>20.03030303030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68" calcext:value-type="float">
            <text:p>1.68</text:p>
          </table:table-cell>
          <table:table-cell office:value-type="float" office:value="18.55" calcext:value-type="float">
            <text:p>18.55</text:p>
          </table:table-cell>
          <table:table-cell office:value-type="float" office:value="5.31" calcext:value-type="float">
            <text:p>5.31</text:p>
          </table:table-cell>
          <table:table-cell office:value-type="float" office:value="33187404" calcext:value-type="float">
            <text:p>33187404</text:p>
          </table:table-cell>
          <table:table-cell table:formula="of:=[.B$2]/([.B31])" office:value-type="float" office:value="19.672619047619" calcext:value-type="float">
            <text:p>19.67261904761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66" calcext:value-type="float">
            <text:p>1.66</text:p>
          </table:table-cell>
          <table:table-cell office:value-type="float" office:value="19.42" calcext:value-type="float">
            <text:p>19.42</text:p>
          </table:table-cell>
          <table:table-cell office:value-type="float" office:value="5.24" calcext:value-type="float">
            <text:p>5.24</text:p>
          </table:table-cell>
          <table:table-cell office:value-type="float" office:value="33187456" calcext:value-type="float">
            <text:p>33187456</text:p>
          </table:table-cell>
          <table:table-cell table:formula="of:=[.B$2]/([.B32])" office:value-type="float" office:value="19.9096385542169" calcext:value-type="float">
            <text:p>19.909638554216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2" calcext:value-type="float">
            <text:p>1.72</text:p>
          </table:table-cell>
          <table:table-cell office:value-type="float" office:value="20.23" calcext:value-type="float">
            <text:p>20.23</text:p>
          </table:table-cell>
          <table:table-cell office:value-type="float" office:value="5.46" calcext:value-type="float">
            <text:p>5.46</text:p>
          </table:table-cell>
          <table:table-cell office:value-type="float" office:value="33187392" calcext:value-type="float">
            <text:p>33187392</text:p>
          </table:table-cell>
          <table:table-cell table:formula="of:=[.B$2]/([.B33])" office:value-type="float" office:value="19.2151162790698" calcext:value-type="float">
            <text:p>19.21511627906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1" calcext:value-type="float">
            <text:p>1.61</text:p>
          </table:table-cell>
          <table:table-cell office:value-type="float" office:value="19.13" calcext:value-type="float">
            <text:p>19.13</text:p>
          </table:table-cell>
          <table:table-cell office:value-type="float" office:value="5.4" calcext:value-type="float">
            <text:p>5.4</text:p>
          </table:table-cell>
          <table:table-cell office:value-type="float" office:value="33187456" calcext:value-type="float">
            <text:p>33187456</text:p>
          </table:table-cell>
          <table:table-cell table:formula="of:=[.B$2]/([.B34])" office:value-type="float" office:value="20.527950310559" calcext:value-type="float">
            <text:p>20.52795031055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67" calcext:value-type="float">
            <text:p>1.67</text:p>
          </table:table-cell>
          <table:table-cell office:value-type="float" office:value="20.9" calcext:value-type="float">
            <text:p>20.9</text:p>
          </table:table-cell>
          <table:table-cell office:value-type="float" office:value="5.56" calcext:value-type="float">
            <text:p>5.56</text:p>
          </table:table-cell>
          <table:table-cell office:value-type="float" office:value="33188004" calcext:value-type="float">
            <text:p>33188004</text:p>
          </table:table-cell>
          <table:table-cell table:formula="of:=[.B$2]/([.B35])" office:value-type="float" office:value="19.7904191616766" calcext:value-type="float">
            <text:p>19.790419161676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68" calcext:value-type="float">
            <text:p>1.68</text:p>
          </table:table-cell>
          <table:table-cell office:value-type="float" office:value="20.7" calcext:value-type="float">
            <text:p>20.7</text:p>
          </table:table-cell>
          <table:table-cell office:value-type="float" office:value="5.37" calcext:value-type="float">
            <text:p>5.37</text:p>
          </table:table-cell>
          <table:table-cell office:value-type="float" office:value="33187980" calcext:value-type="float">
            <text:p>33187980</text:p>
          </table:table-cell>
          <table:table-cell table:formula="of:=[.B$2]/([.B36])" office:value-type="float" office:value="19.672619047619" calcext:value-type="float">
            <text:p>19.67261904761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76" calcext:value-type="float">
            <text:p>1.76</text:p>
          </table:table-cell>
          <table:table-cell office:value-type="float" office:value="21.77" calcext:value-type="float">
            <text:p>21.77</text:p>
          </table:table-cell>
          <table:table-cell office:value-type="float" office:value="5.66" calcext:value-type="float">
            <text:p>5.66</text:p>
          </table:table-cell>
          <table:table-cell office:value-type="float" office:value="33186828" calcext:value-type="float">
            <text:p>33186828</text:p>
          </table:table-cell>
          <table:table-cell table:formula="of:=[.B$2]/([.B37])" office:value-type="float" office:value="18.7784090909091" calcext:value-type="float">
            <text:p>18.778409090909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75" calcext:value-type="float">
            <text:p>1.75</text:p>
          </table:table-cell>
          <table:table-cell office:value-type="float" office:value="22.64" calcext:value-type="float">
            <text:p>22.64</text:p>
          </table:table-cell>
          <table:table-cell office:value-type="float" office:value="5.8" calcext:value-type="float">
            <text:p>5.8</text:p>
          </table:table-cell>
          <table:table-cell office:value-type="float" office:value="33187400" calcext:value-type="float">
            <text:p>33187400</text:p>
          </table:table-cell>
          <table:table-cell table:formula="of:=[.B$2]/([.B38])" office:value-type="float" office:value="18.8857142857143" calcext:value-type="float">
            <text:p>18.885714285714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76" calcext:value-type="float">
            <text:p>1.76</text:p>
          </table:table-cell>
          <table:table-cell office:value-type="float" office:value="22.68" calcext:value-type="float">
            <text:p>22.68</text:p>
          </table:table-cell>
          <table:table-cell office:value-type="float" office:value="5.63" calcext:value-type="float">
            <text:p>5.63</text:p>
          </table:table-cell>
          <table:table-cell office:value-type="float" office:value="33190272" calcext:value-type="float">
            <text:p>33190272</text:p>
          </table:table-cell>
          <table:table-cell table:formula="of:=[.B$2]/([.B39])" office:value-type="float" office:value="18.7784090909091" calcext:value-type="float">
            <text:p>18.778409090909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77" calcext:value-type="float">
            <text:p>1.77</text:p>
          </table:table-cell>
          <table:table-cell office:value-type="float" office:value="22.21" calcext:value-type="float">
            <text:p>22.21</text:p>
          </table:table-cell>
          <table:table-cell office:value-type="float" office:value="5.73" calcext:value-type="float">
            <text:p>5.73</text:p>
          </table:table-cell>
          <table:table-cell office:value-type="float" office:value="33187404" calcext:value-type="float">
            <text:p>33187404</text:p>
          </table:table-cell>
          <table:table-cell table:formula="of:=[.B$2]/([.B40])" office:value-type="float" office:value="18.6723163841808" calcext:value-type="float">
            <text:p>18.672316384180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79" calcext:value-type="float">
            <text:p>1.79</text:p>
          </table:table-cell>
          <table:table-cell office:value-type="float" office:value="22.02" calcext:value-type="float">
            <text:p>22.02</text:p>
          </table:table-cell>
          <table:table-cell office:value-type="float" office:value="5.7" calcext:value-type="float">
            <text:p>5.7</text:p>
          </table:table-cell>
          <table:table-cell office:value-type="float" office:value="33192580" calcext:value-type="float">
            <text:p>33192580</text:p>
          </table:table-cell>
          <table:table-cell table:formula="of:=[.B$2]/([.B41])" office:value-type="float" office:value="18.463687150838" calcext:value-type="float">
            <text:p>18.4636871508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.69</text:p>
          </table:table-cell>
          <table:table-cell office:value-type="float" office:value="21.42" calcext:value-type="float">
            <text:p>21.42</text:p>
          </table:table-cell>
          <table:table-cell office:value-type="float" office:value="5.41" calcext:value-type="float">
            <text:p>5.41</text:p>
          </table:table-cell>
          <table:table-cell office:value-type="float" office:value="33189732" calcext:value-type="float">
            <text:p>33189732</text:p>
          </table:table-cell>
          <table:table-cell table:formula="of:=[.B$2]/([.B42])" office:value-type="float" office:value="19.5562130177515" calcext:value-type="float">
            <text:p>19.556213017751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65" calcext:value-type="float">
            <text:p>1.65</text:p>
          </table:table-cell>
          <table:table-cell office:value-type="float" office:value="20.41" calcext:value-type="float">
            <text:p>20.41</text:p>
          </table:table-cell>
          <table:table-cell office:value-type="float" office:value="5.42" calcext:value-type="float">
            <text:p>5.42</text:p>
          </table:table-cell>
          <table:table-cell office:value-type="float" office:value="33192012" calcext:value-type="float">
            <text:p>33192012</text:p>
          </table:table-cell>
          <table:table-cell table:formula="of:=[.B$2]/([.B43])" office:value-type="float" office:value="20.030303030303" calcext:value-type="float">
            <text:p>20.03030303030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67" calcext:value-type="float">
            <text:p>1.67</text:p>
          </table:table-cell>
          <table:table-cell office:value-type="float" office:value="21.14" calcext:value-type="float">
            <text:p>21.14</text:p>
          </table:table-cell>
          <table:table-cell office:value-type="float" office:value="5.39" calcext:value-type="float">
            <text:p>5.39</text:p>
          </table:table-cell>
          <table:table-cell office:value-type="float" office:value="33190284" calcext:value-type="float">
            <text:p>33190284</text:p>
          </table:table-cell>
          <table:table-cell table:formula="of:=[.B$2]/([.B44])" office:value-type="float" office:value="19.7904191616766" calcext:value-type="float">
            <text:p>19.790419161676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4:28:50.273329874</meta:creation-date>
    <dc:date>2025-12-10T20:51:40.926420512</dc:date>
    <meta:editing-duration>PT4H32M50S</meta:editing-duration>
    <meta:editing-cycles>2</meta:editing-cycles>
    <meta:generator>LibreOffice/25.8.3.2$Linux_X86_64 LibreOffice_project/5ee70f9e60a556cf41458d71cbfa54885591385a</meta:generator>
    <meta:document-statistic meta:table-count="2" meta:cell-count="2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5.112cm" svg:height="14.212cm" xlink:href=".." xlink:type="simple" chart:class="chart:line" chart:style-name="ch1">
        <chart:title svg:x="8.848cm" svg:y="0.42cm" chart:style-name="ch2">
          <text:p>Speedup versus Number of Threads</text:p>
        </chart:title>
        <chart:plot-area chart:style-name="ch3" svg:x="0.851cm" svg:y="1.137cm" svg:width="23.094cm" svg:height="11.46cm">
          <chart:coordinate-region svg:x="1.485cm" svg:y="1.336cm" svg:width="22.268cm" svg:height="10.614cm"/>
          <chart:axis chart:dimension="x" chart:name="primary-x" chart:style-name="ch4" chartooo:axis-type="auto">
            <chartooo:date-scale/>
            <chart:title svg:x="11.626cm" svg:y="12.881cm" chart:style-name="ch2">
              <text:p><text:span text:style-name="T1"># Threads</text:span></text:p>
            </chart:title>
            <chart:categories table:cell-range-address="Sheet1.A2:Sheet1.A44"/>
          </chart:axis>
          <chart:axis chart:dimension="y" chart:name="primary-y" chart:style-name="ch4">
            <chart:title svg:x="0cm" svg:y="7.56cm" chart:style-name="ch5">
              <text:p><text:span text:style-name="T1">Speedup</text:span></text:p>
            </chart:title>
            <chart:grid chart:style-name="ch6" chart:class="major"/>
          </chart:axis>
          <chart:series chart:style-name="ch7" chart:values-cell-range-address="Sheet1.F2:Sheet1.F44" chart:class="chart:line">
            <chart:data-point chart:repeated="43"/>
          </chart:series>
          <chart:wall chart:style-name="ch8"/>
          <chart:floor chart:style-name="ch9"/>
        </chart:plot-area>
        <draw:frame draw:style-name="gr1" draw:text-style-name="P1" svg:width="1cm" svg:height="1cm" svg:x="0cm" svg:y="0cm">
          <draw:image xlink:href="Pictures/20000006000062180000378566A5DAC3.svm" xlink:type="simple" xlink:show="embed" xlink:actuate="onLoad" draw:mime-type="image/x-svm">
            <text:p/>
          </draw:image>
          <draw:image xlink:href="Pictures/10000001000003B60000021A427B73D1.png" xlink:type="simple" xlink:show="embed" xlink:actuate="onLoad" draw:mime-type="image/png"/>
        </draw:frame>
        <draw:frame draw:style-name="gr1" draw:text-style-name="P1" svg:width="1cm" svg:height="1cm" svg:x="0cm" svg:y="0cm">
          <draw:image xlink:href="Pictures/20000006000062180000378566A5DAC3.svm" xlink:type="simple" xlink:show="embed" xlink:actuate="onLoad" draw:mime-type="image/x-svm">
            <text:p/>
          </draw:image>
          <draw:image xlink:href="Pictures/10000001000003B60000021A427B73D1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4</svg:desc>
                </draw:g>
              </table:table-cell>
              <table:table-cell office:value-type="float" office:value="1">
                <text:p>1</text:p>
                <draw:g>
                  <svg:desc>Sheet1.F2:Sheet1.F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0807860262009">
                <text:p>3.608078602620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36801541425819">
                <text:p>6.36801541425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4189526184539">
                <text:p>8.241895261845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2321981424149">
                <text:p>10.23219814241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655405405405">
                <text:p>11.16554054054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.3782771535581">
                <text:p>12.37827715355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.3266129032258">
                <text:p>13.32661290322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063829787234">
                <text:p>14.0638297872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4439252336449">
                <text:p>15.44392523364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9661835748792">
                <text:p>15.96618357487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.0436893203884">
                <text:p>16.04368932038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.1243523316062">
                <text:p>17.12435233160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.8622448979592">
                <text:p>16.86224489795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.6723163841808">
                <text:p>18.67231638418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.2596685082873">
                <text:p>18.25966850828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7688172043011">
                <text:p>17.76881720430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8.7784090909091">
                <text:p>18.778409090909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8.8857142857143">
                <text:p>18.88571428571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.5674157303371">
                <text:p>18.56741573033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.327485380117">
                <text:p>19.3274853801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.463687150838">
                <text:p>18.4636871508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9.4411764705882">
                <text:p>19.441176470588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.5562130177515">
                <text:p>19.55621301775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0.1524390243902">
                <text:p>20.15243902439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.7904191616766">
                <text:p>19.790419161676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9.1040462427746">
                <text:p>19.104046242774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9.2151162790698">
                <text:p>19.215116279069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0.030303030303">
                <text:p>20.03030303030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9.672619047619">
                <text:p>19.6726190476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.9096385542169">
                <text:p>19.90963855421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9.2151162790698">
                <text:p>19.21511627906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0.527950310559">
                <text:p>20.5279503105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9.7904191616766">
                <text:p>19.790419161676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9.672619047619">
                <text:p>19.6726190476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7784090909091">
                <text:p>18.778409090909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.8857142857143">
                <text:p>18.88571428571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8.7784090909091">
                <text:p>18.778409090909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.6723163841808">
                <text:p>18.672316384180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.463687150838">
                <text:p>18.4636871508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.5562130177515">
                <text:p>19.55621301775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.030303030303">
                <text:p>20.03030303030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9.7904191616766">
                <text:p>19.7904191616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ee70f9e60a556cf41458d71cbfa5488559138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